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-asian="Liberation Sans" style:font-style-complex="normal" style:font-style-asian="normal" style:font-weight-complex="bold" style:font-weight-asian="bold" style:font-size-complex="11pt" style:font-size-asian="11pt" style:font-name-complex="Liberation Sans" fo:color="#000000" fo:text-shadow="none" style:text-outline="false" fo:font-style="normal" style:text-line-through-type="none" style:text-underline-style="none" style:text-underline-color="font-color" fo:font-weight="bold" fo:font-size="11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Week_1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 able to add class on the fly and final project should still wor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 inheritance and polymorphis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.h in a header file, that is the C++ librar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.h is a header from 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er: actual memory addresses of variables and fun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very block must be commented according to best practic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ot every lin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2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S Studi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olution can multiple projec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must be a Main in each projec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rocessor deals with header files (NOT compil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d:: (for the compiler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out and cin are <text:span text:style-name="T1">objects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hould almost never use end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do not use <text:span text:style-name="T1">using namespace std;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“polluting the namespace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ere exists the possibility that if you duplicate the name of another identif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using std::cout;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ame for cin, end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ould have curly braces after every if/else/else if stat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ava: everything is a method (actionable block of cod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stance variables (each object of a class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++: do <text:span text:style-name="T1">not</text:span> use the word method, use funct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unction returns values, Procedures do <text:span text:style-name="T1">not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thod is a Function or Procedure that is in a <text:span text:style-name="T1">Class</text:span> (OO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unction in a class: Member Fun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ivate data members (not instance variabl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ames of functions and variables should <text:span text:style-name="T1">never</text:span> start with capital letter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nstants ALL CA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o <text:span text:style-name="T1">not</text:span> return 0 from int main(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just remove it, it is put in <text:span text:style-name="T2">automatically </text:span>by compil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 declare main as “void” but some compilers may have erro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mplicitly private (leave off an access specifier) in C++ (Java is protected, differe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ving a local variable as a private data member could be problemati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With the same name, this is a “shadow” issue where the local variable overshadows the private memb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me of constructor in C++ as the class (including cas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ed curly braces for list member initializ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function should either be a getter or a setter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getter lets you look at the content of private data memb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ter lets you change the content of private data memb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ever use global vari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 need to follow three tier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header file for class, cpp file for class, and then m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ke 2_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n’t want give implementation detai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pload a zip 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ress as we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so for async as well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3" table:style-name="ta2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need to flush the buffer with end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t does not end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d practice/incorrec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ust use new line \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in also flushes bu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ndows will always flush the buff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inux will not unless you do it explicit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 should always be on same line as promp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uld also give a welcome message as wel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banner/ascii a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all output to cons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 words/phrases that people who don't program u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clude guar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o protect against the same file is not included in a header more than on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ifnde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n also use pragma on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tic cons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nst: value will never be able to chang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java uses <text:span text:style-name="T1">final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tic: variable cannot be accessed outside of this fi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ot a global variab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ver a justifiable reason to use a global vari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% is not a true modulus (except in python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t is the remainder oper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mplicit casting is analogous to demo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rect intialization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t num(99.9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t use this or list member for polymorphisi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t num{99};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int num{99.9}; will <text:span text:style-name="T1">not</text:span> work, does a check on type/prevents implicit ca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fe type intialization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4" table:style-name="ta2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ancial numbers, always two decimal pla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llar signs as we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ing std::setpr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x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cientifi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floa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owpoi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showpoi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 of column is not sticky, needs to be invoked each ti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eft and right justification is sticky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left align most sginificant digi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ight least significa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ignificant digits, default is 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both on left AND right side of decim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at is 6, double is 12 (digit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t precision is stick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ut &lt;&lt; fixed &lt;&lt; setprecision(2)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perfect for financial da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ill give two zeros if need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hole number stored, but just display two spots after decim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faultfloat is antidote for fix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howpoint with setprecision shows specific number of trailing zer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t precision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umber of significant digits without anything el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g digs with padding at right (show poin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ertain number of spots after decimal (with fixed)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5" table:style-name="ta3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jects that occupy large continguous amounts of memory, pass by refere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avoids the need to make a copy of i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 safeguard, add <text:span text:style-name="T1">const</text:span> to set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his makes variable read-only to protect from unwanted chang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st string&amp; accountNam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parameter vari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On getter, add <text:span text:style-name="T1">const</text:span> as well before retur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string getName() <text:span text:style-name="T1">const</text:span> 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turn name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6" table:style-name="ta4">
        <table:table-column table:style-name="co3" table:number-columns-repeated="5" table:default-cell-style-name="Default"/>
        <table:table-row table:style-name="ro3" table:number-rows-repeated="2">
          <table:table-cell table:number-columns-repeated="5"/>
        </table:table-row>
        <table:table-row table:style-name="ro3">
          <table:table-cell/>
          <table:table-cell office:value-type="string" calcext:value-type="string">
            <text:p>Explicit: 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Don’t allow doubles to become i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or one arg constructor, do not misinterpret inputs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 calcext:value-type="string">
            <text:p>size_t always refers to some integer type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 calcext:value-type="string">
            <text:p>when you seed the rand() function, you will get a different set of number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ame seed = same set of number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need to change seed each time to get fresh random number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rand(time(0))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ime function provides a non-constant seed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till pseudo-random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ze_t specific to integral value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auto could be any variable type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uto_t to AVOID the int typ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use size for: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object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imitive type that could potentially chan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 calcext:value-type="string">
            <text:p>for vectors, use .at(x) instead of [x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creation-date>2021-01-19T17:29:09Z</meta:creation-date>
    <dc:date>2021-02-23T18:44:54.068734047</dc:date>
    <meta:editing-cycles>20</meta:editing-cycles>
    <meta:editing-duration>PT1H56M53S</meta:editing-duration>
    <meta:document-statistic meta:table-count="6" meta:cell-count="136" meta:object-count="0"/>
  </office:meta>
</office:document-meta>
</file>